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db6e" officeooo:paragraph-rsid="0014db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ject Overview</text:p>
      <text:p text:style-name="Standard"/>
      <text:p text:style-name="Standard">ContactManager is a simple ASP.NET Core MVC application designed to manage contacts. It allows users to perform Create, Read, Update, and Delete (CRUD) operations on contact information. The application uses Entity Framework Core for data access and includes features such as email duplication checks with toastr notifications for a better user experience.</text:p>
      <text:p text:style-name="Standard"/>
      <text:p text:style-name="Standard"/>
      <text:p text:style-name="Standard">Features</text:p>
      <text:p text:style-name="Standard"/>
      <text:p text:style-name="Standard">1.CRUD operations for contacts</text:p>
      <text:p text:style-name="Standard">2.Validation</text:p>
      <text:p text:style-name="Standard">3.Entity Framework Core for data access</text:p>
      <text:p text:style-name="Standard">4.Database seeding with initial contact data</text:p>
      <text:p text:style-name="Standard"/>
      <text:p text:style-name="Standard"/>
      <text:p text:style-name="Standard"/>
      <text:p text:style-name="P1">Instruction <text:line-break/><text:line-break/>Database Script and backup is in the DataBaseBackupAndScri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9T19:40:17.532000000</meta:creation-date>
    <dc:date>2024-06-29T19:42:02.006000000</dc:date>
    <meta:editing-duration>PT1M44S</meta:editing-duration>
    <meta:editing-cycles>1</meta:editing-cycles>
    <meta:document-statistic meta:table-count="0" meta:image-count="0" meta:object-count="0" meta:page-count="1" meta:paragraph-count="8" meta:word-count="81" meta:character-count="579" meta:non-whitespace-character-count="504"/>
    <meta:generator>LibreOffice/7.4.6.2$Windows_X86_64 LibreOffice_project/5b1f5509c2decdade7fda905e3e1429a67acd63d</meta:generator>
  </office:meta>
</office:document-meta>
</file>